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ff31" officeooo:paragraph-rsid="0000ff31"/>
    </style:style>
    <style:style style:name="P2" style:family="paragraph" style:parent-style-name="Standard">
      <style:paragraph-properties fo:text-align="center" style:justify-single-word="false"/>
      <style:text-properties officeooo:rsid="0000ff31" officeooo:paragraph-rsid="0000ff31"/>
    </style:style>
    <style:style style:name="P3" style:family="paragraph" style:parent-style-name="Standard">
      <style:text-properties fo:font-style="italic" officeooo:rsid="0000ff31" officeooo:paragraph-rsid="0000ff31" style:font-style-asian="italic" style:font-style-complex="italic"/>
    </style:style>
    <style:style style:name="P4" style:family="paragraph" style:parent-style-name="Standard">
      <style:text-properties officeooo:rsid="000239ec" officeooo:paragraph-rsid="000239ec"/>
    </style:style>
    <style:style style:name="P5" style:family="paragraph" style:parent-style-name="Standard">
      <style:text-properties officeooo:rsid="0003c95a" officeooo:paragraph-rsid="000239ec"/>
    </style:style>
    <style:style style:name="P6" style:family="paragraph" style:parent-style-name="Standard">
      <style:text-properties officeooo:rsid="0003c95a" officeooo:paragraph-rsid="0003c95a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00ff31"/>
    </style:style>
    <style:style style:name="T2" style:family="text">
      <style:text-properties officeooo:rsid="000239ec"/>
    </style:style>
    <style:style style:name="T3" style:family="text">
      <style:text-properties officeooo:rsid="0003c95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c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angled <text:span text:style-name="T3">XOR Theorem</text:span></text:p>
      <text:p text:style-name="P2">by Sven Nilsen, 2020</text:p>
      <text:p text:style-name="P1"/>
      <text:p text:style-name="P3">In this paper I present an entangled <text:span text:style-name="T3">XOR theorem found in Path Semantical Logic.</text:span></text:p>
      <text:p text:style-name="P1"/>
      <text:p text:style-name="P4">The Entangled <text:span text:style-name="T3">XOR </text:span>Theorem is a proof in Path Semantical Logic<text:span text:style-name="T5"><text:reference-ref text:reference-format="text" text:ref-name="path semantical logic">[1]</text:reference-ref></text:span>:</text:p>
      <text:p text:style-name="P1"/>
      <text:p text:style-name="P1"><text:tab/>(a, b, c) (A, B, C):</text:p>
      <text:p text:style-name="P1"/>
      <text:p text:style-name="P1"><text:tab/>(a ⊻ b)=(b ⊻ c), a(A), b(B), c(C)<text:line-break/><text:tab/>----------------------------------------------</text:p>
      <text:p text:style-name="P1"><text:tab/><text:span text:style-name="T3">(</text:span>A=&gt;B <text:s/>=&gt; <text:s/>B=C<text:span text:style-name="T3">) </text:span>∧ <text:span text:style-name="T3">(</text:span>C=&gt;B <text:s/>=&gt; <text:s/><text:span text:style-name="T2">A</text:span>=<text:span text:style-name="T2">B)</text:span></text:p>
      <text:p text:style-name="P1"/>
      <text:p text:style-name="P4">Where the tuple `(a, b, c)` has level 1 and the tuple `(A, B, C)` has level 0.</text:p>
      <text:p text:style-name="P4">The notation `a(A)` means `a=&gt;A` where `A` is at a lower level.</text:p>
      <text:p text:style-name="P4"/>
      <text:p text:style-name="P4">From the conclusion `<text:span text:style-name="T3">(A=&gt;B <text:s/>=&gt; <text:s/>B=C) ∧ (C=&gt;B <text:s/>=&gt; <text:s/></text:span>A<text:span text:style-name="T1">=</text:span>B<text:span text:style-name="T3">)</text:span>` can also prove <text:span text:style-name="T3">in normal PL</text:span><text:span text:style-name="T6"><text:reference-ref text:reference-format="text" text:ref-name="propositional calculus">[2]</text:reference-ref></text:span>:</text:p>
      <text:p text:style-name="P4"/>
      <text:p text:style-name="P4"><text:tab/>A=B <text:s/>= <text:s/>B=C</text:p>
      <text:p text:style-name="P4"/>
      <text:p text:style-name="P4">Which in turn implies <text:span text:style-name="T3">in normal PL</text:span>:</text:p>
      <text:p text:style-name="P4"/>
      <text:p text:style-name="P4"><text:tab/>B=&gt;A <text:s/>= <text:s/>B=&gt;C</text:p>
      <text:p text:style-name="P4"/>
      <text:h text:style-name="P7" text:outline-level="3">References:</text:h>
      <text:p text:style-name="P5"/>
      <text:p text:style-name="P6"><text:reference-mark-start text:name="path semantical logic"/>[1]<text:reference-mark-end text:name="path semantical logic"/><text:tab/>“Path Semantical Logic”</text:p>
      <text:p text:style-name="P6"><text:tab/>AdvancedResearch, reading sequence on Path Semantics</text:p>
      <text:p text:style-name="P6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6"/>
      <text:p text:style-name="P6"><text:reference-mark-start text:name="propositional calculus"/>[2]<text:reference-mark-end text:name="propositional calculus"/><text:tab/>“Propositional calculus”</text:p>
      <text:p text:style-name="P6"><text:tab/>Wikipedia</text:p>
      <text:p text:style-name="P6"><text:tab/><text:a xlink:type="simple" xlink:href="https://en.wikipedia.org/wiki/Propositional_calculus" text:style-name="Internet_20_link" text:visited-style-name="Visited_20_Internet_20_Link"><text:span text:style-name="T4">https://en.wikipedia.org/wiki/Propositional_calculus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3:20:00.287785000</meta:creation-date>
    <dc:date>2020-09-05T13:51:54.839745000</dc:date>
    <meta:editing-duration>PT43S</meta:editing-duration>
    <meta:editing-cycles>1</meta:editing-cycles>
    <meta:document-statistic meta:table-count="0" meta:image-count="0" meta:object-count="0" meta:page-count="2" meta:paragraph-count="20" meta:word-count="130" meta:character-count="892" meta:non-whitespace-character-count="760"/>
    <meta:generator>LibreOffice/5.1.2.2$MacOSX_X86_64 LibreOffice_project/d3bf12ecb743fc0d20e0be0c58ca359301eb705f</meta:generator>
  </office:meta>
</office:document-meta>
</file>